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SC Regular" svg:font-family="Noto Sans SC Regular" style:font-family-generic="system" style:font-pitch="variable"/>
    <style:font-face style:name="Noto Sans Devanagari" svg:font-family="Noto Sans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indent="0.4916in"/>
    </style:style>
    <style:style style:name="P3" style:parent-style-name="Standard" style:family="paragraph">
      <style:paragraph-properties fo:text-indent="0.4916in"/>
    </style:style>
    <style:style style:name="P4" style:parent-style-name="Standard" style:family="paragraph">
      <style:paragraph-properties fo:text-indent="0.4916in"/>
    </style:style>
    <style:style style:name="P5" style:parent-style-name="Standard" style:family="paragraph">
      <style:paragraph-properties fo:text-indent="0.4916in"/>
    </style:style>
    <style:style style:name="P6" style:parent-style-name="Standard" style:family="paragraph">
      <style:paragraph-properties fo:text-indent="0.4916in"/>
    </style:style>
    <style:style style:name="P7" style:parent-style-name="Standard" style:family="paragraph">
      <style:paragraph-properties fo:margin-left="0.4916in">
        <style:tab-stops/>
      </style:paragraph-properties>
    </style:style>
    <style:style style:name="P8" style:parent-style-name="Standard" style:family="paragraph">
      <style:paragraph-properties fo:margin-left="0.4916in">
        <style:tab-stops/>
      </style:paragraph-properties>
    </style:style>
  </office:automatic-styles>
  <office:body>
    <office:text text:use-soft-page-breaks="true">
      <text:p text:style-name="P1">INTEGRANTES:<text:s/></text:p>
      <text:p text:style-name="P2">Adrián Donate Aguilar,<text:s/></text:p>
      <text:p text:style-name="P3">David Fernández Sanz,<text:s/></text:p>
      <text:p text:style-name="P4">Javier Jose Guzmán Rubio,<text:s/></text:p>
      <text:p text:style-name="P5">Carlos Salor Cobo</text:p>
      <text:p text:style-name="Standard">PROFESORA: Julia Clemente Párraga</text:p>
      <text:p text:style-name="Standard">GRUPO DE LABORATORIO: lunes 8:00-10:00 am</text:p>
      <text:p text:style-name="Standard">FASES REALIZADAS:</text:p>
      <text:p text:style-name="P6">1. Ciclo de ejecución de órdenes.</text:p>
      <text:p text:style-name="Standard"><text:tab/>2. Ejecución de órdenes externas simples en primer plano.</text:p>
      <text:p text:style-name="Standard"><text:tab/>3. Ejecución de órdenes externas simples en segundo plano.</text:p>
      <text:p text:style-name="Standard"><text:tab/>4. Realización de makefile.</text:p>
      <text:p text:style-name="Standard"><text:tab/>5. Ejecución de secuencia de órdenes<text:s/></text:p>
      <text:p text:style-name="Standard"><text:tab/>6. Tratamiento de redirecciones.</text:p>
      <text:p text:style-name="Standard"><text:tab/>7. Implementación de tuberías o pipes</text:p>
      <text:p text:style-name="Standard">No se ha incluido ninguna mejora adicional.</text:p>
      <text:p text:style-name="Standard">USO DE GIT Y DE GITHUB:</text:p>
      <text:p text:style-name="P7">Se creó un repositorio desde GitHub. Luego cada uno en nuestro ordenador utilizamos git para clonarlo y hacer commits.<text:s/></text:p>
      <text:p text:style-name="Standard"><text:tab/>-git clone &lt;link&gt;</text:p>
      <text:p text:style-name="Standard"><text:tab/>-git status (para ver los cambios)</text:p>
      <text:p text:style-name="Standard"><text:tab/>-git add . (para añadir los cambios)</text:p>
      <text:p text:style-name="Standard"><text:tab/>-git commit -m “Titulo” (para hacer el commit)</text:p>
      <text:p text:style-name="Standard"><text:tab/>-git push (para subir los archivos)</text:p>
      <text:p text:style-name="Standard"><text:tab/>-git pull (para descargar el commit de los demás)</text:p>
      <text:p text:style-name="Standard"><text:tab/>Y luego otros comandos como git reset –hard o del estilo para cambiar entre versiones.</text:p>
      <text:p text:style-name="P8">El repositorio de GitHub se ha mantenido en privado durante la realización de toda la práctica por motivos obvios (plagio).</text:p>
      <text:p text:style-name="Standard"/>
      <text:p text:style-name="Standard"/>
      <text:p text:style-name="Standard">Link del repositorio:<text:s/>https://github.com/Davinccx/SSOO-Minishell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SC Regular" svg:font-family="Noto Sans SC Regular" style:font-family-generic="system" style:font-pitch="variable"/>
    <style:font-face style:name="Noto Sans Devanagari" svg:font-family="Noto Sans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SC Regular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Noto Sans Devanagari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onate Aguilar Adrián</meta:initial-creator>
    <dc:creator>Donate Aguilar Adrián</dc:creator>
    <meta:creation-date>2021-12-20T08:00:00Z</meta:creation-date>
    <dc:date>2021-12-20T08:41:00Z</dc:date>
    <meta:template xlink:href="Normal" xlink:type="simple"/>
    <meta:editing-cycles>3</meta:editing-cycles>
    <meta:editing-duration>PT600S</meta:editing-duration>
    <meta:user-defined meta:name="AppVersion">16.0000</meta:user-defined>
    <meta:document-statistic meta:page-count="1" meta:paragraph-count="2" meta:word-count="183" meta:character-count="1188" meta:row-count="8" meta:non-whitespace-character-count="1007"/>
  </office:meta>
</office:document-meta>
</file>